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.651cm" svg:x="8.433cm" svg:y="1.516cm">
          <text:p text:style-name="P1">Percep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651cm" svg:x="8.437cm" svg:y="10.29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2.849cm" svg:x="3.597cm" svg:y="5.293cm">
          <text:p text:style-name="P1"><text:span text:style-name="T1">Affective Motivational Collaboration Model</text:span></text:p>
          <text:p text:style-name="P1"><text:span text:style-name="T1"/></text:p>
          <text:p text:style-name="P1"><text:span text:style-name="T2">(Blackboard Architecture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906cm" svg:y1="3.167cm" svg:x2="10.906cm" svg:y2="4.818cm">
          <text:p/>
        </draw:line>
        <draw:line draw:style-name="gr2" draw:text-style-name="P1" draw:layer="layout" svg:x1="10.903cm" svg:y1="8.642cm" svg:x2="10.903cm" svg:y2="10.293cm">
          <text:p/>
        </draw:line>
        <draw:custom-shape draw:style-name="gr3" draw:text-style-name="P1" draw:layer="layout" svg:width="15.494cm" svg:height="3.833cm" svg:x="3.159cm" svg:y="4.81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81cm" svg:height="0.806cm" svg:x="3.186cm" svg:y="4.002cm">
          <draw:text-box>
            <text:p><text:span text:style-name="T3">ROS Pack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</meta:initial-creator>
    <meta:creation-date>2015-02-11T09:17:30</meta:creation-date>
    <dc:date>2015-02-13T09:22:49</dc:date>
    <dc:creator>Mohammad </dc:creator>
    <meta:editing-duration>P0D</meta:editing-duration>
    <meta:editing-cycles>2</meta:editing-cycles>
    <meta:generator>LibreOffice/3.5$Linux_x86 LibreOffice_project/350m1$Build-2</meta:generator>
    <meta:document-statistic meta:object-count="7"/>
  </office:meta>
</office:document-meta>
</file>